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55in"/>
    </style:style>
    <style:style style:name="co3" style:family="table-column">
      <style:table-column-properties fo:break-before="auto" style:column-width="0.502in"/>
    </style:style>
    <style:style style:name="co4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0.8846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1.0925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4.41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none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7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9" table:default-cell-style-name="ce4"/>
        <table:table-column table:style-name="co10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>
            <text:p>Device</text:p>
          </table:table-cell>
          <table:table-cell table:style-name="ce3" office:value-type="string">
            <text:p>Flash (Kbytes)</text:p>
          </table:table-cell>
          <table:table-cell table:style-name="ce3" office:value-type="string">
            <text:p>Pin Count</text:p>
          </table:table-cell>
          <table:table-cell table:style-name="ce3" office:value-type="string">
            <text:p>Max. Operating Frequency</text:p>
          </table:table-cell>
          <table:table-cell table:style-name="ce3" office:value-type="string">
            <text:p>CPU</text:p>
          </table:table-cell>
          <table:table-cell table:style-name="ce3" office:value-type="string">
            <text:p># of Touch Channels</text:p>
          </table:table-cell>
          <table:table-cell table:style-name="ce3" office:value-type="string">
            <text:p>Hardware QTouch Acquisition</text:p>
          </table:table-cell>
          <table:table-cell table:style-name="ce3" office:value-type="string">
            <text:p>Max I/O Pins</text:p>
          </table:table-cell>
          <table:table-cell table:style-name="ce3" office:value-type="string">
            <text:p>Ext Interrupts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TWI (I2C)</text:p>
          </table:table-cell>
          <table:table-cell table:style-name="ce3" office:value-type="string">
            <text:p>UART</text:p>
          </table:table-cell>
          <table:table-cell table:style-name="ce3" office:value-type="string">
            <text:p>LIN</text:p>
          </table:table-cell>
          <table:table-cell table:style-name="ce3" office:value-type="string">
            <text:p>SSC</text:p>
          </table:table-cell>
          <table:table-cell table:style-name="ce3" office:value-type="string">
            <text:p>ADC Channels</text:p>
          </table:table-cell>
          <table:table-cell table:style-name="ce3" office:value-type="string">
            <text:p>ADC Resolution (bits)</text:p>
          </table:table-cell>
          <table:table-cell table:style-name="ce3" office:value-type="string">
            <text:p>ADC Speed (ksps)</text:p>
          </table:table-cell>
          <table:table-cell table:style-name="ce3" office:value-type="string">
            <text:p>Temp. Sensor</text:p>
          </table:table-cell>
          <table:table-cell table:style-name="ce3" office:value-type="string">
            <text:p>SRAM (Kbytes)</text:p>
          </table:table-cell>
          <table:table-cell table:style-name="ce3" office:value-type="string">
            <text:p>EEPROM (Bytes)</text:p>
          </table:table-cell>
          <table:table-cell table:style-name="ce3" office:value-type="string">
            <text:p>Self Program Memory</text:p>
          </table:table-cell>
          <table:table-cell table:style-name="ce3" office:value-type="string">
            <text:p>picoPower</text:p>
          </table:table-cell>
          <table:table-cell table:style-name="ce3" office:value-type="string">
            <text:p>Temp. Range (deg C)</text:p>
          </table:table-cell>
          <table:table-cell table:style-name="ce3" office:value-type="string">
            <text:p>I/O Supply Class (V)</text:p>
          </table:table-cell>
          <table:table-cell table:style-name="ce3" office:value-type="string">
            <text:p>Operating Voltage (Vcc)</text:p>
          </table:table-cell>
          <table:table-cell table:style-name="ce3" office:value-type="string">
            <text:p>Timers</text:p>
          </table:table-cell>
          <table:table-cell table:style-name="ce3" office:value-type="string">
            <text:p>Output Compare Channels</text:p>
          </table:table-cell>
          <table:table-cell table:style-name="ce3" office:value-type="string">
            <text:p>Input Capture Channels</text:p>
          </table:table-cell>
          <table:table-cell table:style-name="ce3" office:value-type="string">
            <text:p>PWM Channels</text:p>
          </table:table-cell>
          <table:table-cell table:style-name="ce3" office:value-type="string">
            <text:p>32kHz RTC</text:p>
          </table:table-cell>
          <table:table-cell table:style-name="ce3" office:value-type="string">
            <text:p>Green Packages</text:p>
          </table:table-cell>
          <table:table-cell table:style-name="ce6" table:number-columns-spanned="2" table:number-rows-spanned="34"/>
          <table:covered-table-cell/>
        </table:table-row>
        <table:table-row table:style-name="ro1">
          <table:table-cell office:value-type="string">
            <text:p>ATtiny28L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8-bit AVR</text:p>
          </table:table-cell>
          <table:table-cell office:value-type="string">
            <text:p>--</text:p>
          </table:table-cell>
          <table:table-cell office:value-type="string">
            <text:p>no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no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2035&amp;package_id=429&amp;green=1">MLF (VQFN) 32</text:a> <text:a xlink:href="../../../Users/Sean/AppData/Local/Temp/packagecard.asp%3Ffamily_id=607⊂family_id=791∂_id=2035&amp;package_id=436&amp;green=1">PDIP 28</text:a> <text:a xlink:href="../../../Users/Sean/AppData/Local/Temp/packagecard.asp%3Ffamily_id=607⊂family_id=791∂_id=2035&amp;package_id=473&amp;green=1">TQFP 32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2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8-bit AVR</text:p>
          </table:table-cell>
          <table:table-cell office:value-type="string">
            <text:p>--</text:p>
          </table:table-cell>
          <table:table-cell office:value-type="string">
            <text:p>no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0.12">
            <text:p>0.12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2.7 to 5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2967&amp;package_id=463&amp;green=1">SOIC (300mil) 20</text:a> <text:a xlink:href="../../../Users/Sean/AppData/Local/Temp/packagecard.asp%3Ffamily_id=607⊂family_id=791∂_id=2967&amp;package_id=429&amp;green=1">MLF (VQFN) 32</text:a> <text:a xlink:href="../../../Users/Sean/AppData/Local/Temp/packagecard.asp%3Ffamily_id=607⊂family_id=791∂_id=2967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string">
            <text:p>--</text:p>
          </table:table-cell>
          <table:table-cell office:value-type="string">
            <text:p>no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0.06">
            <text:p>0.06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3175&amp;package_id=461&amp;green=1">SOIC (150mil) 8</text:a> <text:a xlink:href="../../../Users/Sean/AppData/Local/Temp/packagecard.asp%3Ffamily_id=607⊂family_id=791∂_id=3175&amp;package_id=462&amp;green=1">SOIC (208mil) 8</text:a> <text:a xlink:href="../../../Users/Sean/AppData/Local/Temp/packagecard.asp%3Ffamily_id=607⊂family_id=791∂_id=3175&amp;package_id=710&amp;green=1">MLF (WQFN) 20</text:a> <text:a xlink:href="../../../Users/Sean/AppData/Local/Temp/packagecard.asp%3Ffamily_id=607⊂family_id=791∂_id=3175&amp;package_id=935&amp;green=1">MLF (VDFN) 10</text:a> <text:a xlink:href="../../../Users/Sean/AppData/Local/Temp/packagecard.asp%3Ffamily_id=607⊂family_id=791∂_id=3175&amp;package_id=260&amp;green=1">PDIP 8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2313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2"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0.12">
            <text:p>0.12</text:p>
          </table:table-cell>
          <table:table-cell office:value-type="float" office:value="128">
            <text:p>12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3229&amp;package_id=463&amp;green=1">SOIC (300mil) 20</text:a> <text:a xlink:href="../../../Users/Sean/AppData/Local/Temp/packagecard.asp%3Ffamily_id=607⊂family_id=791∂_id=3229&amp;package_id=710&amp;green=1">MLF (WQFN) 20</text:a> <text:a xlink:href="../../../Users/Sean/AppData/Local/Temp/packagecard.asp%3Ffamily_id=607⊂family_id=791∂_id=3229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12">
            <text:p>0.12</text:p>
          </table:table-cell>
          <table:table-cell office:value-type="float" office:value="128">
            <text:p>12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10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3610&amp;package_id=461&amp;green=1">SOIC (150mil) 8</text:a> <text:a xlink:href="../../../Users/Sean/AppData/Local/Temp/packagecard.asp%3Ffamily_id=607⊂family_id=791∂_id=3610&amp;package_id=462&amp;green=1">SOIC (208mil) 8</text:a> <text:a xlink:href="../../../Users/Sean/AppData/Local/Temp/packagecard.asp%3Ffamily_id=607⊂family_id=791∂_id=3610&amp;package_id=710&amp;green=1">MLF (WQFN) 20</text:a> <text:a xlink:href="../../../Users/Sean/AppData/Local/Temp/packagecard.asp%3Ffamily_id=607⊂family_id=791∂_id=3610&amp;package_id=260&amp;green=1">PDIP 8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85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512">
            <text:p>51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3612&amp;package_id=462&amp;green=1">SOIC (208mil) 8</text:a> <text:a xlink:href="../../../Users/Sean/AppData/Local/Temp/packagecard.asp%3Ffamily_id=607⊂family_id=791∂_id=3612&amp;package_id=710&amp;green=1">MLF (WQFN) 20</text:a> <text:a xlink:href="../../../Users/Sean/AppData/Local/Temp/packagecard.asp%3Ffamily_id=607⊂family_id=791∂_id=3612&amp;package_id=260&amp;green=1">PDIP 8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office:value-type="float" office:value="256">
            <text:p>25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3618&amp;package_id=462&amp;green=1">SOIC (208mil) 8</text:a> <text:a xlink:href="../../../Users/Sean/AppData/Local/Temp/packagecard.asp%3Ffamily_id=607⊂family_id=791∂_id=3618&amp;package_id=710&amp;green=1">MLF (WQFN) 20</text:a> <text:a xlink:href="../../../Users/Sean/AppData/Local/Temp/packagecard.asp%3Ffamily_id=607⊂family_id=791∂_id=3618&amp;package_id=826&amp;green=1">TSSOP 8</text:a> <text:a xlink:href="../../../Users/Sean/AppData/Local/Temp/packagecard.asp%3Ffamily_id=607⊂family_id=791∂_id=3618&amp;package_id=260&amp;green=1">PDIP 8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2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12">
            <text:p>0.12</text:p>
          </table:table-cell>
          <table:table-cell office:value-type="float" office:value="128">
            <text:p>12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3827&amp;package_id=710&amp;green=1">MLF (WQFN) 20</text:a> <text:a xlink:href="../../../Users/Sean/AppData/Local/Temp/packagecard.asp%3Ffamily_id=607⊂family_id=791∂_id=3827&amp;package_id=823&amp;green=1">PDIP 14</text:a> <text:a xlink:href="../../../Users/Sean/AppData/Local/Temp/packagecard.asp%3Ffamily_id=607⊂family_id=791∂_id=3827&amp;package_id=830&amp;green=1">SOIC (150mil) 14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office:value-type="float" office:value="256">
            <text:p>25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3828&amp;package_id=710&amp;green=1">MLF (WQFN) 20</text:a> <text:a xlink:href="../../../Users/Sean/AppData/Local/Temp/packagecard.asp%3Ffamily_id=607⊂family_id=791∂_id=3828&amp;package_id=823&amp;green=1">PDIP 14</text:a> <text:a xlink:href="../../../Users/Sean/AppData/Local/Temp/packagecard.asp%3Ffamily_id=607⊂family_id=791∂_id=3828&amp;package_id=830&amp;green=1">SOIC (150mil) 14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8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512">
            <text:p>51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3829&amp;package_id=710&amp;green=1">MLF (WQFN) 20</text:a> <text:a xlink:href="../../../Users/Sean/AppData/Local/Temp/packagecard.asp%3Ffamily_id=607⊂family_id=791∂_id=3829&amp;package_id=823&amp;green=1">PDIP 14</text:a> <text:a xlink:href="../../../Users/Sean/AppData/Local/Temp/packagecard.asp%3Ffamily_id=607⊂family_id=791∂_id=3829&amp;package_id=830&amp;green=1">SOIC (150mil) 14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261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12">
            <text:p>0.12</text:p>
          </table:table-cell>
          <table:table-cell office:value-type="float" office:value="128">
            <text:p>128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014&amp;package_id=464&amp;green=1">SOIC (300mil) 20</text:a> <text:a xlink:href="../../../Users/Sean/AppData/Local/Temp/packagecard.asp%3Ffamily_id=607⊂family_id=791∂_id=4014&amp;package_id=429&amp;green=1">MLF (VQFN) 32</text:a> <text:a xlink:href="../../../Users/Sean/AppData/Local/Temp/packagecard.asp%3Ffamily_id=607⊂family_id=791∂_id=4014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61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office:value-type="float" office:value="256">
            <text:p>256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015&amp;package_id=464&amp;green=1">SOIC (300mil) 20</text:a> <text:a xlink:href="../../../Users/Sean/AppData/Local/Temp/packagecard.asp%3Ffamily_id=607⊂family_id=791∂_id=4015&amp;package_id=429&amp;green=1">MLF (VQFN) 32</text:a> <text:a xlink:href="../../../Users/Sean/AppData/Local/Temp/packagecard.asp%3Ffamily_id=607⊂family_id=791∂_id=4015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861</text:p>
          </table:table-cell>
          <table:table-cell office:value-type="float" office:value="8">
            <text:p>8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512">
            <text:p>51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016&amp;package_id=464&amp;green=1">SOIC (300mil) 20</text:a> <text:a xlink:href="../../../Users/Sean/AppData/Local/Temp/packagecard.asp%3Ffamily_id=607⊂family_id=791∂_id=4016&amp;package_id=429&amp;green=1">MLF (VQFN) 32</text:a> <text:a xlink:href="../../../Users/Sean/AppData/Local/Temp/packagecard.asp%3Ffamily_id=607⊂family_id=791∂_id=4016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13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string">
            <text:p>--</text:p>
          </table:table-cell>
          <table:table-cell office:value-type="string">
            <text:p>no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0.06">
            <text:p>0.06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yes</text:p>
          </table:table-cell>
          <table:table-cell office:value-type="string">
            <text:p>-40 to 125</text:p>
          </table:table-cell>
          <table:table-cell table:number-columns-repeated="2" office:value-type="string">
            <text:p>1.8 to 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347&amp;package_id=461&amp;green=1">SOIC (150mil) 8</text:a> <text:a xlink:href="../../../Users/Sean/AppData/Local/Temp/packagecard.asp%3Ffamily_id=607⊂family_id=791∂_id=4347&amp;package_id=462&amp;green=1">SOIC (208mil) 8</text:a> <text:a xlink:href="../../../Users/Sean/AppData/Local/Temp/packagecard.asp%3Ffamily_id=607⊂family_id=791∂_id=4347&amp;package_id=710&amp;green=1">MLF (WQFN) 20</text:a> <text:a xlink:href="../../../Users/Sean/AppData/Local/Temp/packagecard.asp%3Ffamily_id=607⊂family_id=791∂_id=4347&amp;package_id=935&amp;green=1">MLF (VDFN) 10</text:a> <text:a xlink:href="../../../Users/Sean/AppData/Local/Temp/packagecard.asp%3Ffamily_id=607⊂family_id=791∂_id=4347&amp;package_id=260&amp;green=1">PDIP 8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string">
            <text:p>8-bit AVR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yes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350&amp;package_id=1049&amp;green=1">UFBGA 32 (6x6)</text:a> <text:a xlink:href="../../../Users/Sean/AppData/Local/Temp/packagecard.asp%3Ffamily_id=607⊂family_id=791∂_id=4350&amp;package_id=936&amp;green=1">MLF (VQFN) 28</text:a> <text:a xlink:href="../../../Users/Sean/AppData/Local/Temp/packagecard.asp%3Ffamily_id=607⊂family_id=791∂_id=4350&amp;package_id=429&amp;green=1">MLF (VQFN) 32</text:a> <text:a xlink:href="../../../Users/Sean/AppData/Local/Temp/packagecard.asp%3Ffamily_id=607⊂family_id=791∂_id=4350&amp;package_id=436&amp;green=1">PDIP 28</text:a> <text:a xlink:href="../../../Users/Sean/AppData/Local/Temp/packagecard.asp%3Ffamily_id=607⊂family_id=791∂_id=4350&amp;package_id=473&amp;green=1">TQFP 32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88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string">
            <text:p>8-bit AVR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yes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351&amp;package_id=1049&amp;green=1">UFBGA 32 (6x6)</text:a> <text:a xlink:href="../../../Users/Sean/AppData/Local/Temp/packagecard.asp%3Ffamily_id=607⊂family_id=791∂_id=4351&amp;package_id=936&amp;green=1">MLF (VQFN) 28</text:a> <text:a xlink:href="../../../Users/Sean/AppData/Local/Temp/packagecard.asp%3Ffamily_id=607⊂family_id=791∂_id=4351&amp;package_id=429&amp;green=1">MLF (VQFN) 32</text:a> <text:a xlink:href="../../../Users/Sean/AppData/Local/Temp/packagecard.asp%3Ffamily_id=607⊂family_id=791∂_id=4351&amp;package_id=436&amp;green=1">PDIP 28</text:a> <text:a xlink:href="../../../Users/Sean/AppData/Local/Temp/packagecard.asp%3Ffamily_id=607⊂family_id=791∂_id=4351&amp;package_id=473&amp;green=1">TQFP 32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24A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12">
            <text:p>0.12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yes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448&amp;package_id=710&amp;green=1">MLF (WQFN) 20</text:a> <text:a xlink:href="../../../Users/Sean/AppData/Local/Temp/packagecard.asp%3Ffamily_id=607⊂family_id=791∂_id=4448&amp;package_id=1029&amp;green=1">VQFN 20</text:a> <text:a xlink:href="../../../Users/Sean/AppData/Local/Temp/packagecard.asp%3Ffamily_id=607⊂family_id=791∂_id=4448&amp;package_id=1053&amp;green=1">UFBGA 15</text:a> <text:a xlink:href="../../../Users/Sean/AppData/Local/Temp/packagecard.asp%3Ffamily_id=607⊂family_id=791∂_id=4448&amp;package_id=823&amp;green=1">PDIP 14</text:a> <text:a xlink:href="../../../Users/Sean/AppData/Local/Temp/packagecard.asp%3Ffamily_id=607⊂family_id=791∂_id=4448&amp;package_id=830&amp;green=1">SOIC (150mil) 14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4A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yes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449&amp;package_id=710&amp;green=1">MLF (WQFN) 20</text:a> <text:a xlink:href="../../../Users/Sean/AppData/Local/Temp/packagecard.asp%3Ffamily_id=607⊂family_id=791∂_id=4449&amp;package_id=1029&amp;green=1">VQFN 20</text:a> <text:a xlink:href="../../../Users/Sean/AppData/Local/Temp/packagecard.asp%3Ffamily_id=607⊂family_id=791∂_id=4449&amp;package_id=1053&amp;green=1">UFBGA 15</text:a> <text:a xlink:href="../../../Users/Sean/AppData/Local/Temp/packagecard.asp%3Ffamily_id=607⊂family_id=791∂_id=4449&amp;package_id=823&amp;green=1">PDIP 14</text:a> <text:a xlink:href="../../../Users/Sean/AppData/Local/Temp/packagecard.asp%3Ffamily_id=607⊂family_id=791∂_id=4449&amp;package_id=830&amp;green=1">SOIC (150mil) 14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3U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8-bit AVR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yes</text:p>
          </table:table-cell>
          <table:table-cell office:value-type="string">
            <text:p>-40 to 85</text:p>
          </table:table-cell>
          <table:table-cell table:number-columns-repeated="2" office:value-type="string">
            <text:p>0.7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523&amp;package_id=464&amp;green=1">SOIC (300mil) 20</text:a> <text:a xlink:href="../../../Users/Sean/AppData/Local/Temp/packagecard.asp%3Ffamily_id=607⊂family_id=791∂_id=4523&amp;package_id=710&amp;green=1">MLF (WQFN)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8-bit AVR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-40 to 125</text:p>
          </table:table-cell>
          <table:table-cell table:number-columns-repeated="2" office:value-type="string">
            <text:p>1.8 to 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558&amp;package_id=1041&amp;green=1">SOT23 6</text:a> <text:a xlink:href="../../../Users/Sean/AppData/Local/Temp/packagecard.asp%3Ffamily_id=607⊂family_id=791∂_id=4558&amp;package_id=1136&amp;green=1">UDFN / USON 8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8-bit AVR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no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-40 to 125</text:p>
          </table:table-cell>
          <table:table-cell table:number-columns-repeated="2" office:value-type="string">
            <text:p>1.8 to 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605&amp;package_id=1041&amp;green=1">SOT23 6</text:a> <text:a xlink:href="../../../Users/Sean/AppData/Local/Temp/packagecard.asp%3Ffamily_id=607⊂family_id=791∂_id=4605&amp;package_id=1136&amp;green=1">UDFN / USON 8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5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8-bit AVR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-40 to 125</text:p>
          </table:table-cell>
          <table:table-cell table:number-columns-repeated="2" office:value-type="string">
            <text:p>1.8 to 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606&amp;package_id=1041&amp;green=1">SOT23 6</text:a> <text:a xlink:href="../../../Users/Sean/AppData/Local/Temp/packagecard.asp%3Ffamily_id=607⊂family_id=791∂_id=4606&amp;package_id=1136&amp;green=1">UDFN / USON 8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8-bit AVR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no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-40 to 125</text:p>
          </table:table-cell>
          <table:table-cell table:number-columns-repeated="2" office:value-type="string">
            <text:p>1.8 to 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607&amp;package_id=1041&amp;green=1">SOT23 6</text:a> <text:a xlink:href="../../../Users/Sean/AppData/Local/Temp/packagecard.asp%3Ffamily_id=607⊂family_id=791∂_id=4607&amp;package_id=1136&amp;green=1">UDFN / USON 8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261A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12">
            <text:p>0.12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yes</text:p>
          </table:table-cell>
          <table:table-cell office:value-type="string">
            <text:p>-40 to 10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647&amp;package_id=464&amp;green=1">SOIC (300mil) 20</text:a> <text:a xlink:href="../../../Users/Sean/AppData/Local/Temp/packagecard.asp%3Ffamily_id=607⊂family_id=791∂_id=4647&amp;package_id=507&amp;green=1">TSSOP 20</text:a> <text:a xlink:href="../../../Users/Sean/AppData/Local/Temp/packagecard.asp%3Ffamily_id=607⊂family_id=791∂_id=4647&amp;package_id=429&amp;green=1">MLF (VQFN) 32</text:a> <text:a xlink:href="../../../Users/Sean/AppData/Local/Temp/packagecard.asp%3Ffamily_id=607⊂family_id=791∂_id=4647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61A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yes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648&amp;package_id=464&amp;green=1">SOIC (300mil) 20</text:a> <text:a xlink:href="../../../Users/Sean/AppData/Local/Temp/packagecard.asp%3Ffamily_id=607⊂family_id=791∂_id=4648&amp;package_id=507&amp;green=1">TSSOP 20</text:a> <text:a xlink:href="../../../Users/Sean/AppData/Local/Temp/packagecard.asp%3Ffamily_id=607⊂family_id=791∂_id=4648&amp;package_id=429&amp;green=1">MLF (VQFN) 32</text:a> <text:a xlink:href="../../../Users/Sean/AppData/Local/Temp/packagecard.asp%3Ffamily_id=607⊂family_id=791∂_id=4648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861A</text:p>
          </table:table-cell>
          <table:table-cell office:value-type="float" office:value="8">
            <text:p>8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512">
            <text:p>512</text:p>
          </table:table-cell>
          <table:table-cell table:number-columns-repeated="2" office:value-type="string">
            <text:p>yes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649&amp;package_id=464&amp;green=1">SOIC (300mil) 20</text:a> <text:a xlink:href="../../../Users/Sean/AppData/Local/Temp/packagecard.asp%3Ffamily_id=607⊂family_id=791∂_id=4649&amp;package_id=507&amp;green=1">TSSOP 20</text:a> <text:a xlink:href="../../../Users/Sean/AppData/Local/Temp/packagecard.asp%3Ffamily_id=607⊂family_id=791∂_id=4649&amp;package_id=429&amp;green=1">MLF (VQFN) 32</text:a> <text:a xlink:href="../../../Users/Sean/AppData/Local/Temp/packagecard.asp%3Ffamily_id=607⊂family_id=791∂_id=4649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2313A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string">
            <text:p>--</text:p>
          </table:table-cell>
          <table:table-cell office:value-type="string">
            <text:p>no</text:p>
          </table:table-cell>
          <table:table-cell table:number-columns-repeated="2"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0.12">
            <text:p>0.12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yes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660&amp;package_id=463&amp;green=1">SOIC (300mil) 20</text:a> <text:a xlink:href="../../../Users/Sean/AppData/Local/Temp/packagecard.asp%3Ffamily_id=607⊂family_id=791∂_id=4660&amp;package_id=710&amp;green=1">MLF (WQFN) 20</text:a> <text:a xlink:href="../../../Users/Sean/AppData/Local/Temp/packagecard.asp%3Ffamily_id=607⊂family_id=791∂_id=4660&amp;package_id=1029&amp;green=1">VQFN 20</text:a> <text:a xlink:href="../../../Users/Sean/AppData/Local/Temp/packagecard.asp%3Ffamily_id=607⊂family_id=791∂_id=4660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313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string">
            <text:p>--</text:p>
          </table:table-cell>
          <table:table-cell office:value-type="string">
            <text:p>no</text:p>
          </table:table-cell>
          <table:table-cell table:number-columns-repeated="2"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float" office:value="0.25">
            <text:p>0.25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yes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661&amp;package_id=463&amp;green=1">SOIC (300mil) 20</text:a> <text:a xlink:href="../../../Users/Sean/AppData/Local/Temp/packagecard.asp%3Ffamily_id=607⊂family_id=791∂_id=4661&amp;package_id=710&amp;green=1">MLF (WQFN) 20</text:a> <text:a xlink:href="../../../Users/Sean/AppData/Local/Temp/packagecard.asp%3Ffamily_id=607⊂family_id=791∂_id=4661&amp;package_id=1029&amp;green=1">VQFN 20</text:a> <text:a xlink:href="../../../Users/Sean/AppData/Local/Temp/packagecard.asp%3Ffamily_id=607⊂family_id=791∂_id=4661&amp;package_id=433&amp;green=1">PDI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16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8-bit AVR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512">
            <text:p>51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string">
            <text:p><text:s/><text:a xlink:href="../../../Users/Sean/AppData/Local/Temp/packagecard.asp%3Ffamily_id=607⊂family_id=791∂_id=4709&amp;package_id=507&amp;green=1">TSSOP 20</text:a> <text:a xlink:href="../../../Users/Sean/AppData/Local/Temp/packagecard.asp%3Ffamily_id=607⊂family_id=791∂_id=4709&amp;package_id=669&amp;green=1">SOIC 20</text:a> <text:a xlink:href="../../../Users/Sean/AppData/Local/Temp/packagecard.asp%3Ffamily_id=607⊂family_id=791∂_id=4709&amp;package_id=951&amp;green=1">VQFN (Sawn) 32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8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8-bit AVR</text:p>
          </table:table-cell>
          <table:table-cell office:value-type="string">
            <text:p>--</text:p>
          </table:table-cell>
          <table:table-cell office:value-type="string">
            <text:p>no</text:p>
          </table:table-cell>
          <table:table-cell table:number-columns-repeated="2"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512">
            <text:p>51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string">
            <text:p><text:s/><text:a xlink:href="../../../Users/Sean/AppData/Local/Temp/packagecard.asp%3Ffamily_id=607⊂family_id=791∂_id=4711&amp;package_id=507&amp;green=1">TSSOP 20</text:a> <text:a xlink:href="../../../Users/Sean/AppData/Local/Temp/packagecard.asp%3Ffamily_id=607⊂family_id=791∂_id=4711&amp;package_id=669&amp;green=1">SOIC 20</text:a> <text:a xlink:href="../../../Users/Sean/AppData/Local/Temp/packagecard.asp%3Ffamily_id=607⊂family_id=791∂_id=4711&amp;package_id=951&amp;green=1">VQFN (Sawn) 32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2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8-bit AVR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757&amp;package_id=1029&amp;green=1">VQFN 20</text:a> <text:a xlink:href="../../../Users/Sean/AppData/Local/Temp/packagecard.asp%3Ffamily_id=607⊂family_id=791∂_id=4757&amp;package_id=1053&amp;green=1">UFBGA 15</text:a> <text:a xlink:href="../../../Users/Sean/AppData/Local/Temp/packagecard.asp%3Ffamily_id=607⊂family_id=791∂_id=4757&amp;package_id=830&amp;green=1">SOIC (150mil) 14</text:a> <text:a xlink:href="../../../Users/Sean/AppData/Local/Temp/packagecard.asp%3Ffamily_id=607⊂family_id=791∂_id=4757&amp;package_id=487&amp;green=1">TSSOP 14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4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8-bit AVR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4919&amp;package_id=464&amp;green=1">SOIC (300mil) 20</text:a> <text:a xlink:href="../../../Users/Sean/AppData/Local/Temp/packagecard.asp%3Ffamily_id=607⊂family_id=791∂_id=4919&amp;package_id=1029&amp;green=1">VQFN 20</text:a> <text:a xlink:href="../../../Users/Sean/AppData/Local/Temp/packagecard.asp%3Ffamily_id=607⊂family_id=791∂_id=4919&amp;package_id=488&amp;green=1">TSSOP 20</text:a> </text:p>
          </table:table-cell>
          <table:covered-table-cell table:number-columns-repeated="2"/>
        </table:table-row>
        <table:table-row table:style-name="ro1">
          <table:table-cell office:value-type="string">
            <text:p>ATtiny84A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string">
            <text:p>8-bit AVR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float" office:value="0.5">
            <text:p>0.5</text:p>
          </table:table-cell>
          <table:table-cell office:value-type="float" office:value="512">
            <text:p>51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-40 to 85</text:p>
          </table:table-cell>
          <table:table-cell table:number-columns-repeated="2" office:value-type="string">
            <text:p>1.8 to 5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<text:s/><text:a xlink:href="../../../Users/Sean/AppData/Local/Temp/packagecard.asp%3Ffamily_id=607⊂family_id=791∂_id=17344&amp;package_id=710&amp;green=1">MLF (WQFN) 20</text:a> <text:a xlink:href="../../../Users/Sean/AppData/Local/Temp/packagecard.asp%3Ffamily_id=607⊂family_id=791∂_id=17344&amp;package_id=1029&amp;green=1">VQFN 20</text:a> <text:a xlink:href="../../../Users/Sean/AppData/Local/Temp/packagecard.asp%3Ffamily_id=607⊂family_id=791∂_id=17344&amp;package_id=1053&amp;green=1">UFBGA 15</text:a> <text:a xlink:href="../../../Users/Sean/AppData/Local/Temp/packagecard.asp%3Ffamily_id=607⊂family_id=791∂_id=17344&amp;package_id=823&amp;green=1">PDIP 14</text:a> <text:a xlink:href="../../../Users/Sean/AppData/Local/Temp/packagecard.asp%3Ffamily_id=607⊂family_id=791∂_id=17344&amp;package_id=830&amp;green=1">SOIC (150mil) 14</text:a> </text:p>
          </table:table-cell>
          <table:covered-table-cell table:number-columns-repeated="2"/>
        </table:table-row>
      </table:table>
      <table:named-expressions>
        <table:named-range table:name="HTML_all" table:base-cell-address="$Sheet1.$A$1" table:cell-range-address=".$A$1:.$AG$34"/>
        <table:named-range table:name="HTML_tables" table:base-cell-address="$Sheet1.$A$1" table:cell-range-address=".$A$1:.$A$1"/>
        <table:named-range table:name="HTML_1" table:base-cell-address="$Sheet1.$A$1" table:cell-range-address=".$A$1:.$AG$34"/>
        <table:named-range table:name="HTML_2" table:base-cell-address="$Sheet1.$A$1" table:cell-range-address=".$A$1:.$AG$34"/>
        <table:named-range table:name="HTML_3" table:base-cell-address="$Sheet1.$A$1" table:cell-range-address=".$A$1:.$AE$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1/03/2012</text:date>, <text:time>20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tmel Corporation</dc:title>
    <meta:generator>OpenOffice.org/3.3$Win32 OpenOffice.org_project/330m20$Build-9567</meta:generator>
    <dc:date>2012-01-03T20:53:47.22</dc:date>
    <dc:creator>Zootboy Z. Cracker</dc:creator>
    <meta:editing-duration>PT2H36M42S</meta:editing-duration>
    <meta:editing-cycles>1</meta:editing-cycles>
    <meta:document-statistic meta:table-count="1" meta:cell-count="1054" meta:object-count="0"/>
  </office:meta>
</office:document-meta>
</file>